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618a" officeooo:paragraph-rsid="001e618a"/>
    </style:style>
    <style:style style:name="P2" style:family="paragraph" style:parent-style-name="Standard" style:list-style-name="L1">
      <style:text-properties officeooo:rsid="001e618a" officeooo:paragraph-rsid="001e618a"/>
    </style:style>
    <style:style style:name="P3" style:family="paragraph" style:parent-style-name="Standard" style:list-style-name="L1">
      <style:text-properties officeooo:rsid="001f2cca" officeooo:paragraph-rsid="001f2cca"/>
    </style:style>
    <style:style style:name="P4" style:family="paragraph" style:parent-style-name="Standard" style:list-style-name="L1">
      <style:text-properties officeooo:paragraph-rsid="0020bc4a"/>
    </style:style>
    <style:style style:name="P5" style:family="paragraph" style:parent-style-name="Standard">
      <style:text-properties officeooo:rsid="00235f9a" officeooo:paragraph-rsid="00235f9a"/>
    </style:style>
    <style:style style:name="P6" style:family="paragraph" style:parent-style-name="Standard" style:list-style-name="L2">
      <style:text-properties officeooo:rsid="0024e9f1" officeooo:paragraph-rsid="0024e9f1"/>
    </style:style>
    <style:style style:name="P7" style:family="paragraph" style:parent-style-name="Standard" style:list-style-name="L2">
      <style:text-properties officeooo:rsid="0026b2b5" officeooo:paragraph-rsid="0026b2b5"/>
    </style:style>
    <style:style style:name="P8" style:family="paragraph" style:parent-style-name="Standard" style:list-style-name="L2">
      <style:text-properties officeooo:rsid="0027816d" officeooo:paragraph-rsid="0027816d"/>
    </style:style>
    <style:style style:name="P9" style:family="paragraph" style:parent-style-name="Standard" style:list-style-name="L2">
      <style:text-properties officeooo:rsid="0027816d" officeooo:paragraph-rsid="0028fb98"/>
    </style:style>
    <style:style style:name="P10" style:family="paragraph" style:parent-style-name="Standard" style:list-style-name="L3">
      <style:text-properties officeooo:rsid="00297f9e" officeooo:paragraph-rsid="00297f9e"/>
    </style:style>
    <style:style style:name="P11" style:family="paragraph" style:parent-style-name="Standard" style:list-style-name="L3">
      <style:text-properties officeooo:paragraph-rsid="002df230"/>
    </style:style>
    <style:style style:name="P12" style:family="paragraph" style:parent-style-name="Standard">
      <style:text-properties fo:font-size="14pt" fo:text-shadow="1pt 1pt" officeooo:rsid="001e618a" officeooo:paragraph-rsid="001e618a" style:font-size-asian="14pt" style:font-size-complex="14pt"/>
    </style:style>
    <style:style style:name="P13" style:family="paragraph" style:parent-style-name="Standard">
      <style:text-properties fo:font-size="14pt" fo:text-shadow="1pt 1pt" officeooo:rsid="00235f9a" officeooo:paragraph-rsid="00235f9a" style:font-size-asian="14pt" style:font-size-complex="14pt"/>
    </style:style>
    <style:style style:name="P14" style:family="paragraph" style:parent-style-name="Standard">
      <style:text-properties fo:font-size="14pt" fo:text-shadow="1pt 1pt" officeooo:rsid="00297f9e" officeooo:paragraph-rsid="00297f9e" style:font-size-asian="14pt" style:font-size-complex="14pt"/>
    </style:style>
    <style:style style:name="P15" style:family="paragraph" style:parent-style-name="Standard">
      <style:text-properties fo:font-size="14pt" fo:text-shadow="1pt 1pt" officeooo:rsid="003271f5" officeooo:paragraph-rsid="003b7080" style:font-size-asian="14pt" style:font-size-complex="14pt"/>
    </style:style>
    <style:style style:name="P16" style:family="paragraph" style:parent-style-name="Standard">
      <style:text-properties officeooo:paragraph-rsid="002df230"/>
    </style:style>
    <style:style style:name="P17" style:family="paragraph" style:parent-style-name="Standard" style:list-style-name="L4">
      <style:text-properties officeooo:rsid="003271f5" officeooo:paragraph-rsid="003271f5"/>
    </style:style>
    <style:style style:name="P18" style:family="paragraph" style:parent-style-name="Standard" style:list-style-name="L4">
      <style:text-properties officeooo:rsid="003271f5" officeooo:paragraph-rsid="003b7080"/>
    </style:style>
    <style:style style:name="P19" style:family="paragraph" style:parent-style-name="Standard" style:list-style-name="L4">
      <style:text-properties officeooo:rsid="00345e6b" officeooo:paragraph-rsid="00345e6b"/>
    </style:style>
    <style:style style:name="P20" style:family="paragraph" style:parent-style-name="Standard" style:list-style-name="L4">
      <style:text-properties officeooo:rsid="00345e6b" officeooo:paragraph-rsid="003b7080"/>
    </style:style>
    <style:style style:name="P21" style:family="paragraph" style:parent-style-name="Standard" style:list-style-name="L4">
      <style:text-properties officeooo:rsid="0036b09f" officeooo:paragraph-rsid="0036b09f"/>
    </style:style>
    <style:style style:name="P22" style:family="paragraph" style:parent-style-name="Standard" style:list-style-name="L4">
      <style:text-properties officeooo:rsid="0036b09f" officeooo:paragraph-rsid="003b7080"/>
    </style:style>
    <style:style style:name="P23" style:family="paragraph" style:parent-style-name="Standard" style:list-style-name="L4">
      <style:text-properties officeooo:rsid="0039747e" officeooo:paragraph-rsid="003b7080"/>
    </style:style>
    <style:style style:name="P24" style:family="paragraph" style:parent-style-name="Standard">
      <style:text-properties officeooo:rsid="0039747e" officeooo:paragraph-rsid="003271f5"/>
    </style:style>
    <style:style style:name="T1" style:family="text">
      <style:text-properties officeooo:rsid="0020bc4a"/>
    </style:style>
    <style:style style:name="T2" style:family="text">
      <style:text-properties officeooo:rsid="002a362a"/>
    </style:style>
    <style:style style:name="T3" style:family="text">
      <style:text-properties officeooo:rsid="002df230"/>
    </style:style>
    <style:style style:name="T4" style:family="text">
      <style:text-properties officeooo:rsid="00353ee0"/>
    </style:style>
    <style:style style:name="T5" style:family="text">
      <style:text-properties officeooo:rsid="003704d3"/>
    </style:style>
    <style:style style:name="T6" style:family="text">
      <style:text-properties officeooo:rsid="003b4b14"/>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2">Manager’s Goal Sheet approval page : </text:p>
      <text:p text:style-name="P1"/>
      <text:list xml:id="list4088597945046392154" text:style-name="L1">
        <text:list-item>
          <text:p text:style-name="P2">After manager approves the goalsheet there thould be some timeline from admin side so that if incase some mistake happenes from manager side then they can edit and approve the same goalsheet.</text:p>
        </text:list-item>
        <text:list-item>
          <text:p text:style-name="P3">The uniformity for buttons i.e “check” button for list of employee page.</text:p>
        </text:list-item>
        <text:list-item>
          <text:p text:style-name="P4"><text:span text:style-name="T1">Final approval i.e “</text:span>I confirm this goal sheet is discussed and agreed with <text:span text:style-name="T1">emp name” click required every time even if IDP approval is pending.</text:span></text:p>
        </text:list-item>
      </text:list>
      <text:p text:style-name="P5"/>
      <text:p text:style-name="P13">IDP Form : </text:p>
      <text:p text:style-name="P5"/>
      <text:list xml:id="list7766107346422049758" text:style-name="L2">
        <text:list-item>
          <text:p text:style-name="P6">If manager wants to add extra programs then that list should not contain the programs which are already added.</text:p>
        </text:list-item>
        <text:list-item>
          <text:p text:style-name="P7">The list of programs should contain appraiser name also while adding from drop down.</text:p>
        </text:list-item>
        <text:list-item>
          <text:p text:style-name="P8">The popup after clicking on “Approve Goal sheet of empname” sould be same for gaolsheet approval and IDP approval.</text:p>
        </text:list-item>
        <text:list-item>
          <text:p text:style-name="P9">If IDP is approved but goalsheet not approved then after clicking on popup “ok” button it should redirect to goalsheet approval and same if goalsheet is approved but IDP not then popup “OK” should redirect to IDP approval page.</text:p>
          <text:p text:style-name="P9"/>
          <text:p text:style-name="P9"><text:s/></text:p>
        </text:list-item>
      </text:list>
      <text:p text:style-name="P14">Discussion Part :</text:p>
      <text:list xml:id="list4193362107992944379" text:style-name="L3">
        <text:list-item>
          <text:p text:style-name="P10">Can appraiser delete or make changes to KRA at mid year level.(same in year end review)</text:p>
        </text:list-item>
        <text:list-item>
          <text:p text:style-name="P10"><text:s/><text:span text:style-name="T2">Some people below AGM also required Whole IDP form access i.e form2 and form3.</text:span></text:p>
        </text:list-item>
        <text:list-item>
          <text:p text:style-name="P11"><text:span text:style-name="T3">As while up;oading goalsheet some people have only 2 KRA filled so at the time of goalsheet approval all the validation like KRA category and KRA </text:span>Weightage <text:span text:style-name="T3">not required.</text:span></text:p>
        </text:list-item>
      </text:list>
      <text:p text:style-name="P16"/>
      <text:p text:style-name="P16"/>
      <text:p text:style-name="P15">Points : </text:p>
      <text:list xml:id="list6742102540769649773" text:style-name="L4">
        <text:list-item>
          <text:p text:style-name="P18">The KRA description required on all pages</text:p>
        </text:list-item>
        <text:list-item>
          <text:p text:style-name="P20">500 characters limit on all IDP comments field<text:span text:style-name="T4">s</text:span>.</text:p>
        </text:list-item>
        <text:list-item>
          <text:p text:style-name="P22">On Dashborad blicking of IDP and goalsheet till it is not submitted to manager<text:span text:style-name="T5">IDP year and month required.For target ranking needs.My profile change password option reuired.</text:span></text:p>
        </text:list-item>
        <text:list-item>
          <text:p text:style-name="P23"><text:span text:style-name="T6">v</text:span>vf.kritva.in home page required.</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24"/>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09:41:13.958150251</meta:creation-date>
    <dc:date>2016-10-25T10:12:13.853547421</dc:date>
    <meta:editing-duration>PT30M49S</meta:editing-duration>
    <meta:editing-cycles>28</meta:editing-cycles>
    <meta:generator>LibreOffice/5.0.2.2$Linux_X86_64 LibreOffice_project/00m0$Build-2</meta:generator>
    <meta:document-statistic meta:table-count="0" meta:image-count="0" meta:object-count="0" meta:page-count="2" meta:paragraph-count="19" meta:word-count="292" meta:character-count="1674" meta:non-whitespace-character-count="1409"/>
  </office:meta>
</office:document-meta>
</file>